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MethodGeneratorTests.generateBeanDefinitionMethodWhenInnerBeanGenerat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DefinitionMethodGeneratorTests.generateBeanDefinitionMethodWhenHasCodeFragmentsCustomizerGenerat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DefinitionMethodGeneratorTests.generateBeanDefinitionMethodWhenHasInnerBeanPropertyValueGenerates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eanDefinitionMethodGeneratorTests.generateBeanDefinitionMethodWhenBeanIsInJava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MethodGeneratorTests.generateBeanDefinitionMethodWhenBeanIsInJavax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MethodGeneratorTests.registerBean( Root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MethodGeneratorTests.generateSetBeanDefinitionPropertiesCode( GenerationContext generationContext , BeanRegistrationCode beanRegistrationCode , RootBeanDefinition beanDefinition , Predicate &lt; String &gt; attribut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MethodGeneratorTests.compile( MethodReference method , BiConsumer &lt; RootBeanDefinition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DefinitionMethodGeneratorTests.generateBeanDefinitionMethodWhenHasAotContributionsAppliesContribu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DefinitionMethodGeneratorTests.generateBeanDefinitionMethodWhenHasInnerBeanConstructorValueGenerates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BeanDefinitionMethodGeneratorTests.BeanDefinitionMethodGenerato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MethodGeneratorTests.generateBeanDefinitionMethodWhenHasNestedInnerClassTargetMethodGenerat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eanDefinitionMethodGeneratorTests.generateBeanDefinitionMethodWhenHasInstancePostProcessorAndFactoryMethodGeneratesMetho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eanDefinitionMethodGeneratorTests.throwExceptionWithInstanc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DefinitionMethodGeneratorTests.generateBeanDefinitionMethodWhenHasListOfInnerBeansPropertyValueGenerat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eanDefinitionMethodGeneratorTests.generateNewBeanDefinitionCode( GenerationContext generationContext , ResolvableType beanType , BeanRegistrationCode beanRegistratio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DefinitionMethodGeneratorTests.generateBeanDefinitionMethodWhenHasInstancePostProcessorGeneratesMetho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eanDefinitionMethodGeneratorTests.generateBeanDefinitionMethodWhenHasInnerClassTargetMethodGenerat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eanDefinitionMethodGeneratorTests.testBeanDefinitionMethodInCurrentFile( Class &lt; ? &gt; targetType , Root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DefinitionMethodGeneratorTests.generateBeanDefinitionMethodWhenPackagePrivat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DefinitionMethodGeneratorTests.generateBeanDefinitionMethodWhenHasGenericsGenerat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DefinitionMethodGeneratorTests.generateBeanDefinitionMethodWhenHasAttributeFilterGenerat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DefinitionMethodGeneratorTests.generateBeanDefinitionMethodDoesNotGenerateAttributes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DefinitionMethodGeneratorTests.generateBeanDefinitionMethodGenerat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DefinitionMethodGeneratorTests.customizeAttributeFilter( BeanRegistrationCodeFragments codeFra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DefinitionMethodGeneratorTests.customizeBeanDefinitionCode( BeanRegistrationCodeFragments codeFra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DefinitionMethodGeneratorTests.generateBeanDefinitionMethodWhenBeanIsOfPrimitiv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